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2d1f" officeooo:paragraph-rsid="000f2d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xim Lyoen, je suis née le 29 avril 2002 a Montréal au canada. Je viens du sud de la France a coté Avignon a Saint-Paul-Les-Fonts. Je sui allé en DUT informatique car informatique me plais et je pense que il s’agit du meilleur choix pour une suite professionnel. Les matière que j’aime bien sont les math même si je trouve sa compliqué et il y a aussi toute les matière informatique se qui est plutôt logique vue que j’ai choisi dut informatique.les matière que j’aime moins sont les matière comme anglais ou les langue car elles ont très importante mais j’ai du mal a apprendre si la méthode apprentissage est mal faite.je ne sais pas vraiment combien d’enfant je veux car il est encore trot tôt pour le dire même si j’aimerais bien en avoir. En dehors des cours je fait mes devoir mais je sors beaucoup avec des amis ou je parle avec ma copine par téléphone car elle habite loin pour me vidé la te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7T13:04:28.765000000</meta:creation-date>
    <dc:date>2020-09-27T13:14:50.249000000</dc:date>
    <meta:editing-duration>PT11S</meta:editing-duration>
    <meta:editing-cycles>1</meta:editing-cycles>
    <meta:document-statistic meta:table-count="0" meta:image-count="0" meta:object-count="0" meta:page-count="1" meta:paragraph-count="1" meta:word-count="167" meta:character-count="903" meta:non-whitespace-character-count="737"/>
    <meta:generator>LibreOffice/7.0.1.2$Windows_X86_64 LibreOffice_project/7cbcfc562f6eb6708b5ff7d7397325de9e764452</meta:generator>
  </office:meta>
</office:document-meta>
</file>